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a44bf" officeooo:paragraph-rsid="000a44bf"/>
    </style:style>
    <style:style style:name="P2" style:family="paragraph" style:parent-style-name="Text_20_body">
      <style:text-properties fo:language="en" fo:country="US" officeooo:rsid="000a44bf" officeooo:paragraph-rsid="000be9ad"/>
    </style:style>
    <style:style style:name="P3" style:family="paragraph" style:parent-style-name="Text_20_body">
      <style:text-properties fo:language="en" fo:country="US" officeooo:rsid="000be9ad" officeooo:paragraph-rsid="000be9ad"/>
    </style:style>
    <style:style style:name="P4" style:family="paragraph" style:parent-style-name="Text_20_body" style:list-style-name="L1">
      <style:text-properties fo:language="en" fo:country="US" officeooo:rsid="000be9ad" officeooo:paragraph-rsid="000be9ad"/>
    </style:style>
    <style:style style:name="P5" style:family="paragraph" style:parent-style-name="Text_20_body" style:list-style-name="L1">
      <style:text-properties fo:language="en" fo:country="US" officeooo:rsid="000c7754" officeooo:paragraph-rsid="000c7754"/>
    </style:style>
    <style:style style:name="P6" style:family="paragraph" style:parent-style-name="Text_20_body">
      <style:text-properties fo:language="en" fo:country="US" officeooo:rsid="000c7754" officeooo:paragraph-rsid="000c7754"/>
    </style:style>
    <style:style style:name="P7" style:family="paragraph" style:parent-style-name="Text_20_body">
      <style:text-properties fo:language="en" fo:country="US" officeooo:rsid="000ca093" officeooo:paragraph-rsid="000ca093"/>
    </style:style>
    <style:style style:name="T1" style:family="text">
      <style:text-properties officeooo:rsid="000be9ad"/>
    </style:style>
    <style:style style:name="T2" style:family="text">
      <style:text-properties officeooo:rsid="000c77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siness Case/ Introduction</text:h>
      <text:p text:style-name="P2">The aim of the chapter is to define an objective for the analysis.<text:line-break/>The kind of analysis <text:span text:style-name="T1">that is </text:span>perform<text:span text:style-name="T1">ed</text:span> is going to address a specific problem related to <text:span text:style-name="T1">restaurant businesses.</text:span></text:p>
      <text:p text:style-name="P3">The business case takes into consideration an audience formed by a group of investor that is keen to start a new restaurant business in Toronto.<text:line-break/>The gathering of entrepreneurs is aiming to find the right spot in the city to open a new restaurant specialized in Italian cuisine.</text:p>
      <text:p text:style-name="P3">I/our company has the role of advising the client regarding which spot would be more favorable for opening kind of activity of this type.</text:p>
      <text:p text:style-name="P3">The analysis will have to take into consideration several aspects:</text:p>
      <text:list xml:id="list1269662601" text:style-name="L1">
        <text:list-item>
          <text:p text:style-name="P4">Receptiveness of <text:span text:style-name="T2">the area -IE the current number of restaurant which already operate in the surroundings.<text:line-break/>It is assumed that an area with a higher number of restaurants is presumably more “trendy” and with an higher capability of generating revenues straightaway.</text:span></text:p>
        </text:list-item>
        <text:list-item>
          <text:p text:style-name="P5">Position with the respect of the city centre.<text:line-break/>As for the point before this one, a more central location might be more prestigiuos, but it would also bring an higher amount of costs.</text:p>
        </text:list-item>
        <text:list-item>
          <text:p text:style-name="P5">Current presence of similar businesses.<text:line-break/>Although an higher number of restaurants is a good sign of the possible economic good response, if the number of Italian restaurants is too high that might be counter productive as the market may be tougher to penetrate.</text:p>
        </text:list-item>
      </text:list>
      <text:p text:style-name="P6"/>
      <text:p text:style-name="P7">This kind of analysis would be definitely helpful for our client to have a clear vision of which Neighborhoods share the same characteristics and could be possibly host their investment. </text:p>
      <text:p text:style-name="P7">It is important to underline that the actual decision of which Neighborhood is going to be be the absolute best does not concern this investigation and it is strongly based on the clients criteria for the choice which could be viable and due to many circumst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22:19:08.133000000</meta:creation-date>
    <dc:date>2020-06-22T22:59:48.582000000</dc:date>
    <meta:editing-duration>PT19M8S</meta:editing-duration>
    <meta:editing-cycles>2</meta:editing-cycles>
    <meta:generator>LibreOffice/6.2.2.2$Windows_X86_64 LibreOffice_project/2b840030fec2aae0fd2658d8d4f9548af4e3518d</meta:generator>
    <meta:document-statistic meta:table-count="0" meta:image-count="0" meta:object-count="0" meta:page-count="1" meta:paragraph-count="10" meta:word-count="312" meta:character-count="1843" meta:non-whitespace-character-count="1543"/>
  </office:meta>
</office:document-meta>
</file>